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1.448cm"/>
    </style:style>
    <style:style style:name="gr3" style:family="graphic" style:parent-style-name="standard">
      <style:graphic-properties draw:stroke="none" draw:fill="none" draw:fill-color="#ffffff" draw:textarea-horizontal-align="left" fo:min-height="0.841cm" fo:min-width="1.44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FreeSerif" style:font-family-generic="swiss" style:font-pitch="variable"/>
    </style:style>
    <style:style style:name="P3" style:family="paragraph">
      <style:paragraph-properties fo:margin-left="0cm" fo:margin-right="0cm" fo:text-indent="0cm"/>
      <style:text-properties fo:font-family="FreeSerif" style:font-family-generic="swiss" style:font-pitch="variable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/>
      <style:text-properties fo:font-family="FreeSerif" style:font-family-generic="swiss" style:font-pitch="variable"/>
    </style:style>
    <style:style style:name="P6" style:family="paragraph">
      <style:paragraph-properties fo:margin-left="0cm" fo:margin-right="0cm" fo:text-align="center" fo:text-indent="0cm"/>
      <style:text-properties fo:font-family="FreeSerif" style:font-family-generic="swiss" style:font-pitch="variable" fo:font-size="18pt"/>
    </style:style>
    <style:style style:name="T1" style:family="text">
      <style:text-properties fo:font-family="FreeSerif" style:font-family-generic="swiss" style:font-pitch="variable"/>
    </style:style>
    <style:style style:name="T2" style:family="text">
      <style:text-properties fo:font-weight="bold"/>
    </style:style>
    <style:style style:name="T3" style:family="text">
      <style:text-properties fo:font-size="22pt" fo:font-weight="bold"/>
    </style:style>
    <style:style style:name="T4" style:family="text">
      <style:text-properties fo:font-size="18pt"/>
    </style:style>
    <style:style style:name="T5" style:family="text">
      <style:text-properties fo:font-family="FreeSerif" style:font-family-generic="swiss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81cm" svg:height="3.175cm" draw:transform="rotate (-1.57079632679579) translate (12.999cm 2.539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2" draw:layer="layout" svg:width="1.987cm" svg:height="1.091cm" svg:x="10.654cm" svg:y="3.991cm">
          <draw:text-box>
            <text:p text:style-name="P2"><text:span text:style-name="T1">-1,-1</text:span></text:p>
          </draw:text-box>
        </draw:frame>
        <draw:custom-shape draw:style-name="gr1" draw:text-style-name="P1" draw:layer="layout" svg:width="3.81cm" svg:height="3.175cm" draw:transform="rotate (-1.57079632679579) translate (16.174cm 2.539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2" draw:layer="layout" svg:width="1.755cm" svg:height="1.091cm" svg:x="13.829cm" svg:y="3.991cm">
          <draw:text-box>
            <text:p text:style-name="P2">0,-1</text:p>
          </draw:text-box>
        </draw:frame>
        <draw:custom-shape draw:style-name="gr1" draw:text-style-name="P1" draw:layer="layout" svg:width="3.81cm" svg:height="3.175cm" draw:transform="rotate (-1.57079632679579) translate (19.349cm 2.539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2" draw:layer="layout" svg:width="1.755cm" svg:height="1.091cm" svg:x="17.004cm" svg:y="3.991cm">
          <draw:text-box>
            <text:p text:style-name="P2">1,-1</text:p>
          </draw:text-box>
        </draw:frame>
        <draw:custom-shape draw:style-name="gr1" draw:text-style-name="P1" draw:layer="layout" svg:width="3.81cm" svg:height="3.175cm" draw:transform="rotate (-1.57079632679579) translate (22.524cm 2.539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2" draw:layer="layout" svg:width="1.756cm" svg:height="1.091cm" svg:x="20.178cm" svg:y="3.991cm">
          <draw:text-box>
            <text:p text:style-name="P2">2,-1</text:p>
          </draw:text-box>
        </draw:frame>
        <draw:custom-shape draw:style-name="gr1" draw:text-style-name="P1" draw:layer="layout" svg:width="3.809cm" svg:height="3.175cm" draw:transform="rotate (-1.57079632679579) translate (11.436cm 5.39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2" draw:layer="layout" svg:width="1.756cm" svg:height="1.091cm" svg:x="9.091cm" svg:y="6.847cm">
          <draw:text-box>
            <text:p text:style-name="P2">-1,0</text:p>
          </draw:text-box>
        </draw:frame>
        <draw:custom-shape draw:style-name="gr1" draw:text-style-name="P1" draw:layer="layout" svg:width="3.809cm" svg:height="3.175cm" draw:transform="rotate (-1.57079632679579) translate (14.611cm 5.39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3" draw:layer="layout" svg:width="2.021cm" svg:height="1.091cm" svg:x="12.064cm" svg:y="6.784cm">
          <draw:text-box>
            <text:p text:style-name="P3"><text:span text:style-name="T2">0,0</text:span></text:p>
          </draw:text-box>
        </draw:frame>
        <draw:custom-shape draw:style-name="gr1" draw:text-style-name="P1" draw:layer="layout" svg:width="3.809cm" svg:height="3.175cm" draw:transform="rotate (-1.57079632679579) translate (17.786cm 5.39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2" draw:layer="layout" svg:width="1.525cm" svg:height="1.091cm" svg:x="15.441cm" svg:y="6.847cm">
          <draw:text-box>
            <text:p text:style-name="P2">1,0</text:p>
          </draw:text-box>
        </draw:frame>
        <draw:custom-shape draw:style-name="gr1" draw:text-style-name="P1" draw:layer="layout" svg:width="3.809cm" svg:height="3.175cm" draw:transform="rotate (-1.57079632679579) translate (20.961cm 5.39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2" draw:layer="layout" svg:width="1.525cm" svg:height="1.091cm" svg:x="18.616cm" svg:y="6.847cm">
          <draw:text-box>
            <text:p text:style-name="P2">2,0</text:p>
          </draw:text-box>
        </draw:frame>
        <draw:custom-shape draw:style-name="gr1" draw:text-style-name="P1" draw:layer="layout" svg:width="3.81cm" svg:height="3.175cm" draw:transform="rotate (-1.57079632679579) translate (13.007cm 8.248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2" draw:layer="layout" svg:width="1.756cm" svg:height="1.091cm" svg:x="10.662cm" svg:y="9.7cm">
          <draw:text-box>
            <text:p text:style-name="P2">-1,1</text:p>
          </draw:text-box>
        </draw:frame>
        <draw:custom-shape draw:style-name="gr1" draw:text-style-name="P1" draw:layer="layout" svg:width="3.81cm" svg:height="3.175cm" draw:transform="rotate (-1.57079632679579) translate (16.182cm 8.248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2" draw:layer="layout" svg:width="1.525cm" svg:height="1.091cm" svg:x="13.837cm" svg:y="9.7cm">
          <draw:text-box>
            <text:p text:style-name="P2">0,1</text:p>
          </draw:text-box>
        </draw:frame>
        <draw:custom-shape draw:style-name="gr1" draw:text-style-name="P1" draw:layer="layout" svg:width="3.81cm" svg:height="3.175cm" draw:transform="rotate (-1.57079632679579) translate (19.357cm 8.248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2" draw:layer="layout" svg:width="1.525cm" svg:height="1.091cm" svg:x="17.012cm" svg:y="9.7cm">
          <draw:text-box>
            <text:p text:style-name="P2">1,1</text:p>
          </draw:text-box>
        </draw:frame>
        <draw:custom-shape draw:style-name="gr1" draw:text-style-name="P1" draw:layer="layout" svg:width="3.81cm" svg:height="3.175cm" draw:transform="rotate (-1.57079632679579) translate (22.532cm 8.248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2" draw:layer="layout" svg:width="1.525cm" svg:height="1.091cm" svg:x="20.187cm" svg:y="9.7cm">
          <draw:text-box>
            <text:p text:style-name="P2">2,1</text:p>
          </draw:text-box>
        </draw:frame>
        <draw:custom-shape draw:style-name="gr1" draw:text-style-name="P1" draw:layer="layout" svg:width="3.81cm" svg:height="3.175cm" draw:transform="rotate (-1.57079632679579) translate (11.412cm 11.103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2" draw:layer="layout" svg:width="1.756cm" svg:height="1.091cm" svg:x="9.067cm" svg:y="12.555cm">
          <draw:text-box>
            <text:p text:style-name="P2">-1,2</text:p>
          </draw:text-box>
        </draw:frame>
        <draw:custom-shape draw:style-name="gr1" draw:text-style-name="P1" draw:layer="layout" svg:width="3.81cm" svg:height="3.175cm" draw:transform="rotate (-1.57079632679579) translate (14.587cm 11.103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2" draw:layer="layout" svg:width="1.526cm" svg:height="1.091cm" svg:x="12.242cm" svg:y="12.555cm">
          <draw:text-box>
            <text:p text:style-name="P2">0,2</text:p>
          </draw:text-box>
        </draw:frame>
        <draw:custom-shape draw:style-name="gr1" draw:text-style-name="P1" draw:layer="layout" svg:width="3.81cm" svg:height="3.175cm" draw:transform="rotate (-1.57079632679579) translate (17.762cm 11.103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2" draw:layer="layout" svg:width="1.526cm" svg:height="1.091cm" svg:x="15.417cm" svg:y="12.555cm">
          <draw:text-box>
            <text:p text:style-name="P2">1,2</text:p>
          </draw:text-box>
        </draw:frame>
        <draw:custom-shape draw:style-name="gr1" draw:text-style-name="P1" draw:layer="layout" svg:width="3.81cm" svg:height="3.175cm" draw:transform="rotate (-1.57079632679579) translate (20.937cm 11.103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2" draw:layer="layout" svg:width="1.526cm" svg:height="1.091cm" svg:x="18.592cm" svg:y="12.555cm">
          <draw:text-box>
            <text:p text:style-name="P2">2,2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5" draw:text-style-name="P5" draw:layer="layout" svg:width="2.54cm" svg:height="2.54cm" svg:x="10.159cm" svg:y="7.619cm">
          <text:p text:style-name="P5"><text:span text:style-name="T3">0,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12.699cm" svg:y="7.619cm">
          <text:p text:style-name="P5"><text:span text:style-name="T4">1,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15.239cm" svg:y="7.619cm">
          <text:p text:style-name="P5"><text:span text:style-name="T4">2,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7.619cm" svg:y="7.619cm">
          <text:p text:style-name="P5"><text:span text:style-name="T4">-1,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10.159cm" svg:y="5.079cm">
          <text:p text:style-name="P5"><text:span text:style-name="T4">0,-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12.699cm" svg:y="5.079cm">
          <text:p text:style-name="P5"><text:span text:style-name="T4">1,-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15.239cm" svg:y="5.079cm">
          <text:p text:style-name="P5"><text:span text:style-name="T4">2,-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7.619cm" svg:y="5.079cm">
          <text:p text:style-name="P5"><text:span text:style-name="T5">-1,-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7.62cm" svg:y="10.16cm">
          <text:p text:style-name="P5"><text:span text:style-name="T4">0,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10.16cm" svg:y="10.16cm">
          <text:p text:style-name="P5"><text:span text:style-name="T4">1,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15.24cm" svg:y="10.16cm">
          <text:p text:style-name="P5"><text:span text:style-name="T4">2,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12.7cm" svg:y="10.16cm">
          <text:p text:style-name="P5"><text:span text:style-name="T4">-1,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10.159cm" svg:y="12.699cm">
          <text:p text:style-name="P5"><text:span text:style-name="T4">0,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12.699cm" svg:y="12.699cm">
          <text:p text:style-name="P5"><text:span text:style-name="T4">1,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15.239cm" svg:y="12.699cm">
          <text:p text:style-name="P5"><text:span text:style-name="T4">2,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7.619cm" svg:y="12.699cm">
          <text:p text:style-name="P5"><text:span text:style-name="T4">-1,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66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3.95cm" svg:x="2.794cm" svg:y="4.447cm" draw:page-number="1"/>
      <draw:page-thumbnail draw:layer="backgroundobjects" svg:width="5.586cm" svg:height="3.95cm" svg:x="11.176cm" svg:y="4.447cm"/>
      <draw:page-thumbnail draw:layer="backgroundobjects" svg:width="5.586cm" svg:height="3.95cm" svg:x="19.558cm" svg:y="4.447cm"/>
      <draw:page-thumbnail draw:layer="backgroundobjects" svg:width="5.586cm" svg:height="3.95cm" svg:x="2.794cm" svg:y="13.191cm"/>
      <draw:page-thumbnail draw:layer="backgroundobjects" svg:width="5.586cm" svg:height="3.95cm" svg:x="11.176cm" svg:y="13.191cm"/>
      <draw:page-thumbnail draw:layer="backgroundobjects" svg:width="5.586cm" svg:height="3.95cm" svg:x="19.558cm" svg:y="13.191cm"/>
    </style:handout-master>
    <style:master-page style:name="Default" style:page-layout-name="PM1" draw:style-name="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59cm" svg:x="1.399cm" svg:y="4.913cm" presentation:class="outline" presentation:placeholder="true">
        <draw:text-box/>
      </draw:frame>
      <draw:frame presentation:style-name="pr1" draw:text-style-name="P1" draw:layer="backgroundobjects" svg:width="6.523cm" svg:height="1.448cm" svg:x="1.399cm" svg:y="19.13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5cm" svg:y="19.13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4cm" svg:y="19.13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9-25T23:19:48</meta:creation-date>
    <dc:date>2007-09-25T23:19:51</dc:date>
    <dc:language>en-US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